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
      <text:p text:style-name="p4"/>
      <text:p text:style-name="p4"/>
      <text:p text:style-name="p4"><text:span text:style-name="c0">
          <text:s text:c="42"/><text:tab/></text:span></text:p>
      <text:p text:style-name="p4"><text:span text:style-name="c0"><text:tab/></text:span></text:p>
      <text:p text:style-name="p4"/>
      <text:p text:style-name="p4"/>
      <text:p text:style-name="p4"/>
      <text:p text:style-name="p4"/>
      <text:p text:style-name="p4"/>
      <text:p text:style-name="p4"><text:span text:style-name="c0"><text:tab/></text:span></text:p>
      <text:p text:style-name="p4"/>
      <text:p text:style-name="p4"><text:span text:style-name="c0">&gt;&gt; Knowledge and Place attachment<text:tab/></text:span></text:p>
      <text:p text:style-name="p4"/>
      <text:p text:style-name="p4"><text:span text:style-name="c0"><text:tab/>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4"/>
      <text:p text:style-name="p4"><text:span text:style-name="c0">&gt;&gt; Knowledge and Place Meaning</text:span></text:p>
      <text:p text:style-name="p4"/>
      <text:p text:style-name="p4"><text:span text:style-name="c0"><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span></text:p>
      <text:p text:style-name="p4"/>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span></text:p>
      <text:p text:style-name="p4"/>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4"><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text:span text:style-name="c0"><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c5">Stedman (2008? or 2003?)</text:span><text:span text:style-name="c0">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2.4: Measuring Place-Meaning</text:span></text:p>
      <text:p text:style-name="p4"/>
      <text:p text:style-name="p4"><text:span text:style-name="c0">2.5: Factors that influence place-meanings</text:span></text:p>
      <text:p text:style-name="p4"/>
      <text:p text:style-name="p4"/>
      <text:p text:style-name="p4"/>
      <text:p text:style-name="p4"><text:span text:style-name="c0"><text:tab/> </text:span></text:p>
      <text:p text:style-name="p4"/>
      <text:p text:style-name="p4"><text:span text:style-name="c0">3: Influences on Place-Attachment and Place-meanings</text:span></text:p>
      <text:p text:style-name="p4"/>
      <text:p text:style-name="p4"><text:span text:style-name="c0"><text:tab/>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gt;&gt; What influences Place attachment?</text:span></text:p>
      <text:p text:style-name="p4"><text:span text:style-name="c0">Empirical findings show that “social/cultural influences may influence the reasons places are considered to be special, but these influences are not the sole or primary factors involved in emotional attachments to place" (Eisenhauer et al. 2000, 438). <text:s/><text:tab/></text:span></text:p>
      <text:p text:style-name="p4"/>
      <text:p text:style-name="p4"><text:span text:style-name="c0">our physical environment – like for disabled people, a place that is easier to access.. </text:span></text:p>
      <text:p text:style-name="p4"/>
      <text:p text:style-name="p4"/>
      <text:p text:style-name="p4"><text:span text:style-name="c0">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span></text:p>
      <text:p text:style-name="p4"><text:span text:style-name="c0"><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text:span text:style-name="c0">&gt;&gt;culture and society<text:tab/></text:span></text:p>
      <text:p text:style-name="p4"><text:span text:style-name="c0"><text:tab/>Our sense of place, derived through our experiences with place, seems to result from social constructs (), and from the type of physical environment (). <text:s/></text:span></text:p>
      <text:p text:style-name="p4"/>
      <text:p text:style-name="p4"><text:span text:style-name="c0">&gt;&gt; physical environment</text:span></text:p>
      <text:p text:style-name="p4"/>
      <text:p text:style-name="p4"><text:span text:style-name="c0"><text:tab/>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text:span text:style-name="c0">&gt;&gt;Time and scale</text:span></text:p>
      <text:p text:style-name="p4"><text:span text:style-name="c0"><text:tab/>Temporal dimension not really discussed in lit: we know that place-attachment can grow stronger with time, but what about place-meanings?Scale influences the strength of attachment. <text:s/>Nanzer (2004) found that even at the state level, .. ?</text:span></text:p>
      <text:p text:style-name="p4"/>
      <text:p text:style-name="p4"><text:span text:style-name="c0">&gt;&gt;length of residency</text:span></text:p>
      <text:p text:style-name="p4"><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span></text:p>
      <text:p text:style-name="p4"/>
      <text:p text:style-name="p4"><text:span text:style-name="c0">&gt;&gt;gender and race</text:span></text:p>
      <text:p text:style-name="p4"><text:span text:style-name="c0"><text:tab/>Some studies found that gender did not play a significant role in place attachment, identity, or dependence (Nanzer 2004). <text:s/></text:span></text:p>
      <text:p text:style-name="p4"><text:span text:style-name="c0"><text:tab/>Racial background seemed to influence a person's sense of place in some studies (Nanzer 2004). <text:s/></text:span></text:p>
      <text:p text:style-name="p4"><text:span text:style-name="c0"><text:tab/>Surely, how gender, race, education, etc, plays a role in a person's sense of place must be influenced by the cultural norms of that place. </text:span></text:p>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span></text:p>
      <text:p text:style-name="p4"/>
      <text:p text:style-name="p4"><text:span text:style-name="c0">This bond has a particular strength and it can be positively or negatively charged.</text:span></text:p>
      <text:p text:style-name="p4"/>
      <text:p text:style-name="p4"><text:span text:style-name="c0"><text:tab/>Place meanings are not constant over time: they change to reflect the changes in our experiences and the environment (Stewart 2008). </text:span></text:p>
      <text:p text:style-name="p4"/>
      <text:p text:style-name="p4"/>
      <text:p text:style-name="p4"/>
      <text:p text:style-name="p4"/>
      <text:p text:style-name="p4"><text:span text:style-name="c0">
          <text:s text:c="42"/></text:span></text:p>
      <text:p text:style-name="p4"><text:span text:style-name="c0">&gt;&gt;disruptions and conflict in place meaning and place attachmen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 <text:s text:c="2"/></text:span></text:p>
      <text:p text:style-name="p4"/>
      <text:p text:style-name="p4"/>
      <text:p text:style-name="p4"><text:span text:style-name="c0"><text:tab/></text:span></text:p>
      <text:p text:style-name="p4"><text:span text:style-name="c5">Measur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4"/>
      <text:p text:style-name="p4"><text:span text:style-name="c0"><text:tab/></text:span></text:p>
      <text:p text:style-name="p4"/>
      <text:p text:style-name="p4"/>
      <text:p text:style-name="p4"><text:span text:style-name="c0">Relationship between place-meaning and place-attachment: place-attachment, and other place-related concepts can be “a function of the kinds of meanings we attribute to it” (Stedman 2008 (book), pg. 66).</text:span></text:p>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We use our five senses to experience a space, but social, cultural, psychological, economic, and other mechanisms can also govern our experiences and interpretations of a space. </text:span></text:p>
      <text:p text:style-name="p4"/>
      <text:p text:style-name="p4"/>
      <text:p text:style-name="p4"><text:span text:style-name="c0"><text:tab/></text:span></text:p>
      <text:p text:style-name="p4"/>
      <text:p text:style-name="p4"><text:span text:style-name="c0">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span></text:p>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office:text>
  </office:body>
</office:document-content>
</file>